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list-style-name="L1">
      <style:text-properties style:font-name="Liberation San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rpose</text:p>
      <text:p text:style-name="P1">This is the design for implementing a single sign on “feeling” like system where when a provider logs into oscar they do not have to relogin to myoscar.</text:p>
      <text:p text:style-name="P1"/>
      <text:p text:style-name="P2">Overview</text:p>
      <text:p text:style-name="P1">Single sign on is not possible for these two systems as it would cause either an unwanted interdependency or a security breach/dependency on the two system.</text:p>
      <text:p text:style-name="P1"/>
      <text:p text:style-name="P1">Our strategy is to just make it “feel” mostly like a single sign on system. To achieve this we will store the myoscar_password in oscar so once a provider logs in we can retrieve the myoscar_password and automatically authenticate against the myoscar system.</text:p>
      <text:p text:style-name="P1"/>
      <text:p text:style-name="P2">Implementation Details</text:p>
      <text:list xml:id="list1244652084" text:style-name="L1">
        <text:list-item>
          <text:p text:style-name="P3">In the provider preferences store a new key/value pair for the providers myoscar_password encrypted. The only safe way to do a 2 way encryption on this is with an unknown key, so we'll do it with the providers decrypted oscar_password (or something seeded from their decrypted oscar_password). This prevents an administrator of the oscar system from decrypting the providers myoscar_password (unless he happens to know the providers decrypted oscar_password to begin with).</text:p>
          <text:p text:style-name="P3"/>
        </text:list-item>
        <text:list-item>
          <text:p text:style-name="P3">We don't want to be storing the decrypted oscar_password nor the decrypted myoscar_password into the session space because the session data is introspectable and can be saved to disk or sent over the network for replication purposes. We will need to do a 2 way encryption on those 2 pieces of data. We need both in the session space as there's no good way around having it there. The providers oscar_password must be available at all times because we can not guarantee when we can login to myoscar (i.e. Myoscar server is unavailable when the provider logs into oscar). The providers myoscar_password must be available to login to the myoscar server at any time including multiple times (i.e. Myoscar server shuts down and all security tokens are wiped, in this example it's the myoscar_security_token stored in the session space not specifically the myoscar_password). Unfortunately we must use a known key here (an unknown key won't survive a machine restart) so for simplicity we can either use the db symetrical encryption so replicated sessions <text:s/>work too.</text:p>
          <text:p text:style-name="P3"/>
        </text:list-item>
        <text:list-item>
          <text:p text:style-name="P3">We will need to intercept where ever the oscar_password is entered, i.e. Login, and change password. During login we'll need to populate the encrypted oscar_password into the session space. During change password we'll need to first read out the old myoscar_password and decrypt it, then re-encrypt it with the new password and save it back out, and we must change the encrypted oscar_password in the session space. On second thoughts, the change password is relatively infrequent so as a short cut we might skip this on the first pass and just let the myoscar logout/fail/fallback when the oscar_password is changed.</text:p>
          <text:p text:style-name="P3"/>
        </text:list-item>
        <text:list-item>
          <text:p text:style-name="P3">UI changes will be minimal, maybe just a check box saying “save password” on the myoscar login screen. This would use the oscar_password in the session to encrypt and save the myoscar_password. </text:p>
          <text:p text:style-name="P3"/>
        </text:list-item>
        <text:list-item>
          <text:p text:style-name="P3">Fall back. If anything goes wrong it will continue with the existing behaviour of not being logged in and features being disabled. This may happen when ever something <text:soft-page-break/>funny happens, i.e. Some one changes the oscar_password via raw sql, some one changes the myoscar_password from the myoscar side, etc. The expectation is that failure to authenticate is a normal expected state and it will fall back to existing behaviour of not being logged in until the provider logs into myoscar again where it can then save the new myoscar_password newly encrypted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man </meta:initial-creator>
    <meta:creation-date>2012-07-11T09:24:34</meta:creation-date>
    <meta:generator>LibreOffice/3.4$Unix LibreOffice_project/340m1$Build-402</meta:generator>
    <dc:date>2012-07-12T12:56:56</dc:date>
    <dc:creator>tedman </dc:creator>
    <meta:editing-duration>PT3H1M12S</meta:editing-duration>
    <meta:editing-cycles>14</meta:editing-cycles>
    <meta:document-statistic meta:table-count="0" meta:image-count="0" meta:object-count="0" meta:page-count="2" meta:paragraph-count="11" meta:word-count="577" meta:character-count="3514" meta:non-whitespace-character-count="2951"/>
  </office:meta>
</office:document-meta>
</file>